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57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6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2">
      <style:text-properties fo:language="zxx" fo:country="none"/>
    </style:style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table table:name="21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style-name="Default" office:value-type="string">
            <text:p>f in Hz</text:p>
          </table:table-cell>
          <table:table-cell table:style-name="Default" office:value-type="string">
            <text:p>Sf in Hz</text:p>
          </table:table-cell>
          <table:table-cell table:style-name="Default" office:value-type="string">
            <text:p>R in ohm</text:p>
          </table:table-cell>
          <table:table-cell table:style-name="Default" office:value-type="string">
            <text:p>*Ue in div</text:p>
          </table:table-cell>
          <table:table-cell table:style-name="Default" office:value-type="string">
            <text:p>*div in mV</text:p>
          </table:table-cell>
          <table:table-cell table:style-name="Default" office:value-type="string">
            <text:p>Ue in mV</text:p>
          </table:table-cell>
          <table:table-cell table:style-name="Default" office:value-type="string">
            <text:p>sUe in mV</text:p>
          </table:table-cell>
          <table:table-cell table:style-name="Default" office:value-type="string">
            <text:p>*Ua in div</text:p>
          </table:table-cell>
          <table:table-cell table:style-name="Default" office:value-type="string">
            <text:p>*div in V</text:p>
          </table:table-cell>
          <table:table-cell table:style-name="Default" office:value-type="string">
            <text:p>Ua in V</text:p>
          </table:table-cell>
          <table:table-cell table:style-name="Default" office:value-type="string">
            <text:p>sUa in V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 office:value-type="float" office:value="100">
            <text:p>10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.6">
            <text:p>5.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5.22">
            <text:p>5.22</text:p>
          </table:table-cell>
          <table:table-cell table:style-name="Default" office:value-type="float" office:value="5.6">
            <text:p>5.6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1.12">
            <text:p>1.12</text:p>
          </table:table-cell>
          <table:table-cell table:style-name="Default" office:value-type="float" office:value="0.05">
            <text:p>0.05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 office:value-type="float" office:value="1001">
            <text:p>1001</text:p>
          </table:table-cell>
          <table:table-cell table:style-name="Default" office:value-type="float" office:value="20.02">
            <text:p>20.0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.6">
            <text:p>5.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5.22">
            <text:p>5.22</text:p>
          </table:table-cell>
          <table:table-cell table:style-name="Default" office:value-type="float" office:value="5.6">
            <text:p>5.6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1.12">
            <text:p>1.12</text:p>
          </table:table-cell>
          <table:table-cell table:style-name="Default" office:value-type="float" office:value="0.05">
            <text:p>0.05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 office:value-type="float" office:value="10060">
            <text:p>10060</text:p>
          </table:table-cell>
          <table:table-cell table:style-name="Default" office:value-type="float" office:value="201.2">
            <text:p>201.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.7">
            <text:p>5.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5.26">
            <text:p>5.26</text:p>
          </table:table-cell>
          <table:table-cell table:style-name="Default" office:value-type="float" office:value="5.7">
            <text:p>5.7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1.14">
            <text:p>1.14</text:p>
          </table:table-cell>
          <table:table-cell table:style-name="Default" office:value-type="float" office:value="0.05">
            <text:p>0.05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 office:value-type="float" office:value="100580">
            <text:p>100580</text:p>
          </table:table-cell>
          <table:table-cell table:style-name="Default" office:value-type="float" office:value="2011.6">
            <text:p>2011.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.7">
            <text:p>5.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5.26">
            <text:p>5.26</text:p>
          </table:table-cell>
          <table:table-cell table:style-name="Default" office:value-type="float" office:value="5.6">
            <text:p>5.6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1.12">
            <text:p>1.12</text:p>
          </table:table-cell>
          <table:table-cell table:style-name="Default" office:value-type="float" office:value="0.05">
            <text:p>0.05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 office:value-type="float" office:value="20620">
            <text:p>20620</text:p>
          </table:table-cell>
          <table:table-cell table:style-name="Default" office:value-type="float" office:value="412.4">
            <text:p>412.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.7">
            <text:p>5.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5.26">
            <text:p>5.26</text:p>
          </table:table-cell>
          <table:table-cell table:style-name="Default" office:value-type="float" office:value="5.6">
            <text:p>5.6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1.12">
            <text:p>1.12</text:p>
          </table:table-cell>
          <table:table-cell table:style-name="Default" office:value-type="float" office:value="0.05">
            <text:p>0.05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 office:value-type="float" office:value="50160">
            <text:p>50160</text:p>
          </table:table-cell>
          <table:table-cell table:style-name="Default" office:value-type="float" office:value="1003.2">
            <text:p>1003.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.7">
            <text:p>5.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5.26">
            <text:p>5.26</text:p>
          </table:table-cell>
          <table:table-cell table:style-name="Default" office:value-type="float" office:value="5.6">
            <text:p>5.6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1.12">
            <text:p>1.12</text:p>
          </table:table-cell>
          <table:table-cell table:style-name="Default" office:value-type="float" office:value="0.05">
            <text:p>0.05</text:p>
          </table:table-cell>
          <table:table-cell table:style-name="Default"/>
          <table:table-cell table:number-columns-repeated="1012"/>
        </table:table-row>
        <table:table-row table:style-name="ro2" table:number-rows-repeated="2">
          <table:table-cell table:style-name="Default" table:number-columns-repeated="12"/>
          <table:table-cell table:number-columns-repeated="101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2" table:style-name="ta1" table:print="false">
        <table:table-column table:style-name="co1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f in Hz</text:p>
          </table:table-cell>
          <table:table-cell office:value-type="string">
            <text:p>Sf in Hz</text:p>
          </table:table-cell>
          <table:table-cell office:value-type="string">
            <text:p>R in ohm</text:p>
          </table:table-cell>
          <table:table-cell office:value-type="string">
            <text:p>*Ue in div</text:p>
          </table:table-cell>
          <table:table-cell office:value-type="string">
            <text:p>*div in mV</text:p>
          </table:table-cell>
          <table:table-cell office:value-type="string">
            <text:p>Ue in mV</text:p>
          </table:table-cell>
          <table:table-cell office:value-type="string">
            <text:p>sUe in mV</text:p>
          </table:table-cell>
          <table:table-cell office:value-type="string">
            <text:p>*Ua in div</text:p>
          </table:table-cell>
          <table:table-cell office:value-type="string">
            <text:p>*div in V</text:p>
          </table:table-cell>
          <table:table-cell office:value-type="string">
            <text:p>Ua in V</text:p>
          </table:table-cell>
          <table:table-cell office:value-type="string">
            <text:p>sUa in V</text:p>
          </table:table-cell>
        </table:table-row>
        <table:table-row table:style-name="ro2">
          <table:table-cell office:value-type="float" office:value="50160">
            <text:p>50160</text:p>
          </table:table-cell>
          <table:table-cell office:value-type="float" office:value="1003.2">
            <text:p>1003.2</text:p>
          </table:table-cell>
          <table:table-cell office:value-type="float" office:value="470">
            <text:p>470</text:p>
          </table:table-cell>
          <table:table-cell office:value-type="float" office:value="5.3">
            <text:p>5.3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5.11">
            <text:p>5.1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98">
            <text:p>1.98</text:p>
          </table:table-cell>
          <table:table-cell office:value-type="float" office:value="470">
            <text:p>470</text:p>
          </table:table-cell>
          <table:table-cell office:value-type="float" office:value="5.1">
            <text:p>5.1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5.04">
            <text:p>5.04</text:p>
          </table:table-cell>
          <table:table-cell office:value-type="float" office:value="5.1">
            <text:p>5.1</text:p>
          </table:table-cell>
          <table:table-cell office:value-type="float" office:value="2">
            <text:p>2</text:p>
          </table:table-cell>
          <table:table-cell office:value-type="float" office:value="10.2">
            <text:p>10.2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19.9">
            <text:p>19.9</text:p>
          </table:table-cell>
          <table:table-cell office:value-type="float" office:value="470">
            <text:p>470</text:p>
          </table:table-cell>
          <table:table-cell office:value-type="float" office:value="5.2">
            <text:p>5.2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5.07">
            <text:p>5.07</text:p>
          </table:table-cell>
          <table:table-cell office:value-type="float" office:value="5.1">
            <text:p>5.1</text:p>
          </table:table-cell>
          <table:table-cell office:value-type="float" office:value="2">
            <text:p>2</text:p>
          </table:table-cell>
          <table:table-cell office:value-type="float" office:value="10.2">
            <text:p>10.2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9941">
            <text:p>9941</text:p>
          </table:table-cell>
          <table:table-cell office:value-type="float" office:value="198.82">
            <text:p>198.82</text:p>
          </table:table-cell>
          <table:table-cell office:value-type="float" office:value="470">
            <text:p>470</text:p>
          </table:table-cell>
          <table:table-cell office:value-type="float" office:value="5.3">
            <text:p>5.3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5.11">
            <text:p>5.11</text:p>
          </table:table-cell>
          <table:table-cell office:value-type="float" office:value="5.1">
            <text:p>5.1</text:p>
          </table:table-cell>
          <table:table-cell office:value-type="float" office:value="2">
            <text:p>2</text:p>
          </table:table-cell>
          <table:table-cell office:value-type="float" office:value="10.2">
            <text:p>10.2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10027">
            <text:p>10027</text:p>
          </table:table-cell>
          <table:table-cell office:value-type="float" office:value="200.54">
            <text:p>200.54</text:p>
          </table:table-cell>
          <table:table-cell office:value-type="float" office:value="470">
            <text:p>470</text:p>
          </table:table-cell>
          <table:table-cell office:value-type="float" office:value="5.3">
            <text:p>5.3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5.11">
            <text:p>5.11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4.4">
            <text:p>4.4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39.16">
            <text:p>39.16</text:p>
          </table:table-cell>
          <table:table-cell office:value-type="float" office:value="470">
            <text:p>470</text:p>
          </table:table-cell>
          <table:table-cell office:value-type="float" office:value="5.3">
            <text:p>5.3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5.11">
            <text:p>5.11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office:value-type="float" office:value="9.6">
            <text:p>9.6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 office:value-type="float" office:value="4999">
            <text:p>4999</text:p>
          </table:table-cell>
          <table:table-cell office:value-type="float" office:value="99.98">
            <text:p>99.98</text:p>
          </table:table-cell>
          <table:table-cell office:value-type="float" office:value="470">
            <text:p>470</text:p>
          </table:table-cell>
          <table:table-cell office:value-type="float" office:value="5.3">
            <text:p>5.3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5.11">
            <text:p>5.11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45">
            <text:p>0.45</text:p>
          </table:table-cell>
        </table:table-row>
        <table:table-row table:style-name="ro2" table:number-rows-repeated="104856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213" table:style-name="ta1" table:print="false">
        <table:table-column table:style-name="co1" table:default-cell-style-name="ce2"/>
        <table:table-column table:style-name="co4" table:number-columns-repeated="11" table:default-cell-style-name="ce2"/>
        <table:table-column table:style-name="co5" table:default-cell-style-name="ce2"/>
        <table:table-column table:style-name="co4" table:number-columns-repeated="1011" table:default-cell-style-name="ce2"/>
        <table:table-row table:style-name="ro2">
          <table:table-cell office:value-type="string">
            <text:p>*f in kHz</text:p>
          </table:table-cell>
          <table:table-cell office:value-type="string">
            <text:p>f in Hz</text:p>
          </table:table-cell>
          <table:table-cell office:value-type="string">
            <text:p>Sf in Hz</text:p>
          </table:table-cell>
          <table:table-cell office:value-type="string">
            <text:p>*Ue in div</text:p>
          </table:table-cell>
          <table:table-cell office:value-type="string">
            <text:p>*divsk in mV</text:p>
          </table:table-cell>
          <table:table-cell office:value-type="string">
            <text:p>Ue in mV</text:p>
          </table:table-cell>
          <table:table-cell office:value-type="string">
            <text:p>SUe in mV</text:p>
          </table:table-cell>
          <table:table-cell office:value-type="string">
            <text:p>*Ua in div</text:p>
          </table:table-cell>
          <table:table-cell office:value-type="string">
            <text:p>*divsk in V</text:p>
          </table:table-cell>
          <table:table-cell office:value-type="string">
            <text:p>Ua in V</text:p>
          </table:table-cell>
          <table:table-cell office:value-type="string">
            <text:p>SUa in V</text:p>
          </table:table-cell>
          <table:table-cell office:value-type="string">
            <text:p>R2 in ohm</text:p>
          </table:table-cell>
          <table:table-cell office:value-type="string">
            <text:p>C2 in F*10**-9</text:p>
          </table:table-cell>
          <table:table-cell office:value-type="string">
            <text:p>R3 in ohm</text:p>
          </table:table-cell>
          <table:table-cell office:value-type="string">
            <text:p>R1 in ohm</text:p>
          </table:table-cell>
          <table:table-cell table:number-columns-repeated="1009"/>
        </table:table-row>
        <table:table-row table:style-name="ro2">
          <table:table-cell office:value-type="float" office:value="20.48">
            <text:p>20.480</text:p>
          </table:table-cell>
          <table:table-cell table:formula="of:=[.A2]*1000" office:value-type="float" office:value="20480">
            <text:p>20480.000</text:p>
          </table:table-cell>
          <table:table-cell table:formula="of:=[.B2]*0.02" office:value-type="float" office:value="409.6">
            <text:p>409.60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2]*[.E2]" office:value-type="float" office:value="98">
            <text:p>98.000</text:p>
          </table:table-cell>
          <table:table-cell table:formula="of:=SQRT(([.E2]*0.2)^2+(([.F2]*0.03)^2)/3)" office:value-type="float" office:value="4.34525028047867">
            <text:p>4.345</text:p>
          </table:table-cell>
          <table:table-cell table:formula="of:=4.4" office:value-type="float" office:value="4.4">
            <text:p>4.400</text:p>
          </table:table-cell>
          <table:table-cell office:value-type="float" office:value="0.2">
            <text:p>0.200</text:p>
          </table:table-cell>
          <table:table-cell table:formula="of:=[.H2]*[.I2]" office:value-type="float" office:value="0.88">
            <text:p>0.880</text:p>
          </table:table-cell>
          <table:table-cell table:formula="of:=SQRT(([.I2]*0.2)^2+(([.J2]*0.03)^2)/3)" office:value-type="float" office:value="0.0428056071093496">
            <text:p>0.043</text:p>
          </table:table-cell>
          <table:table-cell office:value-type="float" office:value="470000">
            <text:p>470000.000</text:p>
          </table:table-cell>
          <table:table-cell table:formula="of:=2.2" office:value-type="float" office:value="2.2">
            <text:p>2.200</text:p>
          </table:table-cell>
          <table:table-cell office:value-type="float" office:value="47000">
            <text:p>47000.000</text:p>
          </table:table-cell>
          <table:table-cell office:value-type="float" office:value="4700">
            <text:p>4700.000</text:p>
          </table:table-cell>
          <table:table-cell table:number-columns-repeated="1009"/>
        </table:table-row>
        <table:table-row table:style-name="ro2">
          <table:table-cell office:value-type="float" office:value="50.28">
            <text:p>50.280</text:p>
          </table:table-cell>
          <table:table-cell table:formula="of:=[.A3]*1000" office:value-type="float" office:value="50280">
            <text:p>50280.000</text:p>
          </table:table-cell>
          <table:table-cell table:formula="of:=[.B3]*0.02" office:value-type="float" office:value="1005.6">
            <text:p>1005.60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3]*[.E3]" office:value-type="float" office:value="98">
            <text:p>98.000</text:p>
          </table:table-cell>
          <table:table-cell table:formula="of:=SQRT(([.E3]*0.2)^2+(([.F3]*0.03)^2)/3)" office:value-type="float" office:value="4.34525028047867">
            <text:p>4.345</text:p>
          </table:table-cell>
          <table:table-cell office:value-type="float" office:value="4.4">
            <text:p>4.400</text:p>
          </table:table-cell>
          <table:table-cell office:value-type="float" office:value="0.2">
            <text:p>0.200</text:p>
          </table:table-cell>
          <table:table-cell table:formula="of:=[.H3]*[.I3]" office:value-type="float" office:value="0.88">
            <text:p>0.880</text:p>
          </table:table-cell>
          <table:table-cell table:formula="of:=SQRT(([.I3]*0.2)^2+(([.J3]*0.03)^2)/3)" office:value-type="float" office:value="0.0428056071093496">
            <text:p>0.043</text:p>
          </table:table-cell>
          <table:table-cell table:number-columns-repeated="1013"/>
        </table:table-row>
        <table:table-row table:style-name="ro2">
          <table:table-cell office:value-type="float" office:value="99.89">
            <text:p>99.890</text:p>
          </table:table-cell>
          <table:table-cell table:formula="of:=[.A4]*1000" office:value-type="float" office:value="99890">
            <text:p>99890.000</text:p>
          </table:table-cell>
          <table:table-cell table:formula="of:=[.B4]*0.02" office:value-type="float" office:value="1997.8">
            <text:p>1997.80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4]*[.E4]" office:value-type="float" office:value="98">
            <text:p>98.000</text:p>
          </table:table-cell>
          <table:table-cell table:formula="of:=SQRT(([.E4]*0.2)^2+(([.F4]*0.03)^2)/3)" office:value-type="float" office:value="4.34525028047867">
            <text:p>4.345</text:p>
          </table:table-cell>
          <table:table-cell office:value-type="float" office:value="4.3">
            <text:p>4.300</text:p>
          </table:table-cell>
          <table:table-cell office:value-type="float" office:value="0.2">
            <text:p>0.200</text:p>
          </table:table-cell>
          <table:table-cell table:formula="of:=[.H4]*[.I4]" office:value-type="float" office:value="0.86">
            <text:p>0.860</text:p>
          </table:table-cell>
          <table:table-cell table:formula="of:=SQRT(([.I4]*0.2)^2+(([.J4]*0.03)^2)/3)" office:value-type="float" office:value="0.0426834862681108">
            <text:p>0.043</text:p>
          </table:table-cell>
          <table:table-cell table:number-columns-repeated="1013"/>
        </table:table-row>
        <table:table-row table:style-name="ro2">
          <table:table-cell office:value-type="float" office:value="200.44">
            <text:p>200.440</text:p>
          </table:table-cell>
          <table:table-cell table:formula="of:=[.A5]*1000" office:value-type="float" office:value="200440">
            <text:p>200440.000</text:p>
          </table:table-cell>
          <table:table-cell table:formula="of:=[.B5]*0.02" office:value-type="float" office:value="4008.8">
            <text:p>4008.80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5]*[.E5]" office:value-type="float" office:value="98">
            <text:p>98.000</text:p>
          </table:table-cell>
          <table:table-cell table:formula="of:=SQRT(([.E5]*0.2)^2+(([.F5]*0.03)^2)/3)" office:value-type="float" office:value="4.34525028047867">
            <text:p>4.345</text:p>
          </table:table-cell>
          <table:table-cell office:value-type="float" office:value="3.9">
            <text:p>3.900</text:p>
          </table:table-cell>
          <table:table-cell office:value-type="float" office:value="0.2">
            <text:p>0.200</text:p>
          </table:table-cell>
          <table:table-cell table:formula="of:=[.H5]*[.I5]" office:value-type="float" office:value="0.78">
            <text:p>0.780</text:p>
          </table:table-cell>
          <table:table-cell table:formula="of:=SQRT(([.I5]*0.2)^2+(([.J5]*0.03)^2)/3)" office:value-type="float" office:value="0.0422199005209629">
            <text:p>0.04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.33">
            <text:p>20.330</text:p>
          </table:table-cell>
          <table:table-cell table:formula="of:=[.B6]*0.02" office:value-type="float" office:value="0.4066">
            <text:p>0.407</text:p>
          </table:table-cell>
          <table:table-cell office:value-type="float" office:value="4.5">
            <text:p>4.500</text:p>
          </table:table-cell>
          <table:table-cell office:value-type="float" office:value="20">
            <text:p>20.000</text:p>
          </table:table-cell>
          <table:table-cell table:formula="of:=[.D6]*[.E6]" office:value-type="float" office:value="90">
            <text:p>90.000</text:p>
          </table:table-cell>
          <table:table-cell table:formula="of:=SQRT(([.E6]*0.2)^2+(([.F6]*0.03)^2)/3)" office:value-type="float" office:value="4.29301758673314">
            <text:p>4.293</text:p>
          </table:table-cell>
          <table:table-cell office:value-type="float" office:value="4.4">
            <text:p>4.400</text:p>
          </table:table-cell>
          <table:table-cell office:value-type="float" office:value="2">
            <text:p>2.000</text:p>
          </table:table-cell>
          <table:table-cell table:formula="of:=[.H6]*[.I6]" office:value-type="float" office:value="8.8">
            <text:p>8.800</text:p>
          </table:table-cell>
          <table:table-cell table:formula="of:=SQRT(([.I6]*0.2)^2+(([.J6]*0.03)^2)/3)" office:value-type="float" office:value="0.428056071093496">
            <text:p>0.42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1">
            <text:p>51.000</text:p>
          </table:table-cell>
          <table:table-cell table:formula="of:=[.B7]*0.02" office:value-type="float" office:value="1.02">
            <text:p>1.020</text:p>
          </table:table-cell>
          <table:table-cell office:value-type="float" office:value="4.8">
            <text:p>4.800</text:p>
          </table:table-cell>
          <table:table-cell office:value-type="float" office:value="20">
            <text:p>20.000</text:p>
          </table:table-cell>
          <table:table-cell table:formula="of:=[.D7]*[.E7]" office:value-type="float" office:value="96">
            <text:p>96.000</text:p>
          </table:table-cell>
          <table:table-cell table:formula="of:=SQRT(([.E7]*0.2)^2+(([.F7]*0.03)^2)/3)" office:value-type="float" office:value="4.33183563861788">
            <text:p>4.332</text:p>
          </table:table-cell>
          <table:table-cell office:value-type="float" office:value="4.3">
            <text:p>4.300</text:p>
          </table:table-cell>
          <table:table-cell office:value-type="float" office:value="2">
            <text:p>2.000</text:p>
          </table:table-cell>
          <table:table-cell table:formula="of:=[.H7]*[.I7]" office:value-type="float" office:value="8.6">
            <text:p>8.600</text:p>
          </table:table-cell>
          <table:table-cell table:formula="of:=SQRT(([.I7]*0.2)^2+(([.J7]*0.03)^2)/3)" office:value-type="float" office:value="0.426834862681108">
            <text:p>0.42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0">
            <text:p>100.000</text:p>
          </table:table-cell>
          <table:table-cell table:formula="of:=[.B8]*0.02" office:value-type="float" office:value="2">
            <text:p>2.000</text:p>
          </table:table-cell>
          <table:table-cell office:value-type="float" office:value="4.8">
            <text:p>4.800</text:p>
          </table:table-cell>
          <table:table-cell office:value-type="float" office:value="20">
            <text:p>20.000</text:p>
          </table:table-cell>
          <table:table-cell table:formula="of:=[.D8]*[.E8]" office:value-type="float" office:value="96">
            <text:p>96.000</text:p>
          </table:table-cell>
          <table:table-cell table:formula="of:=SQRT(([.E8]*0.2)^2+(([.F8]*0.03)^2)/3)" office:value-type="float" office:value="4.33183563861788">
            <text:p>4.332</text:p>
          </table:table-cell>
          <table:table-cell office:value-type="float" office:value="3.6">
            <text:p>3.600</text:p>
          </table:table-cell>
          <table:table-cell office:value-type="float" office:value="2">
            <text:p>2.000</text:p>
          </table:table-cell>
          <table:table-cell table:formula="of:=[.H8]*[.I8]" office:value-type="float" office:value="7.2">
            <text:p>7.200</text:p>
          </table:table-cell>
          <table:table-cell table:formula="of:=SQRT(([.I8]*0.2)^2+(([.J8]*0.03)^2)/3)" office:value-type="float" office:value="0.418989260005552">
            <text:p>0.4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3">
            <text:p>203.000</text:p>
          </table:table-cell>
          <table:table-cell table:formula="of:=[.B9]*0.02" office:value-type="float" office:value="4.06">
            <text:p>4.060</text:p>
          </table:table-cell>
          <table:table-cell office:value-type="float" office:value="4.8">
            <text:p>4.800</text:p>
          </table:table-cell>
          <table:table-cell office:value-type="float" office:value="20">
            <text:p>20.000</text:p>
          </table:table-cell>
          <table:table-cell table:formula="of:=[.D9]*[.E9]" office:value-type="float" office:value="96">
            <text:p>96.000</text:p>
          </table:table-cell>
          <table:table-cell table:formula="of:=SQRT(([.E9]*0.2)^2+(([.F9]*0.03)^2)/3)" office:value-type="float" office:value="4.33183563861788">
            <text:p>4.332</text:p>
          </table:table-cell>
          <table:table-cell office:value-type="float" office:value="2.4">
            <text:p>2.400</text:p>
          </table:table-cell>
          <table:table-cell office:value-type="float" office:value="2">
            <text:p>2.000</text:p>
          </table:table-cell>
          <table:table-cell table:formula="of:=[.H9]*[.I9]" office:value-type="float" office:value="4.8">
            <text:p>4.800</text:p>
          </table:table-cell>
          <table:table-cell table:formula="of:=SQRT(([.I9]*0.2)^2+(([.J9]*0.03)^2)/3)" office:value-type="float" office:value="0.408548650713719">
            <text:p>0.40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13">
            <text:p>513.000</text:p>
          </table:table-cell>
          <table:table-cell table:formula="of:=[.B10]*0.02" office:value-type="float" office:value="10.26">
            <text:p>10.260</text:p>
          </table:table-cell>
          <table:table-cell office:value-type="float" office:value="4.8">
            <text:p>4.800</text:p>
          </table:table-cell>
          <table:table-cell office:value-type="float" office:value="20">
            <text:p>20.000</text:p>
          </table:table-cell>
          <table:table-cell table:formula="of:=[.D10]*[.E10]" office:value-type="float" office:value="96">
            <text:p>96.000</text:p>
          </table:table-cell>
          <table:table-cell table:formula="of:=SQRT(([.E10]*0.2)^2+(([.F10]*0.03)^2)/3)" office:value-type="float" office:value="4.33183563861788">
            <text:p>4.332</text:p>
          </table:table-cell>
          <table:table-cell office:value-type="float" office:value="4.8">
            <text:p>4.800</text:p>
          </table:table-cell>
          <table:table-cell office:value-type="float" office:value="0.5">
            <text:p>0.500</text:p>
          </table:table-cell>
          <table:table-cell table:formula="of:=[.H10]*[.I10]" office:value-type="float" office:value="2.4">
            <text:p>2.400</text:p>
          </table:table-cell>
          <table:table-cell table:formula="of:=SQRT(([.I10]*0.2)^2+(([.J10]*0.03)^2)/3)" office:value-type="float" office:value="0.108295890965447">
            <text:p>0.10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36">
            <text:p>1036.000</text:p>
          </table:table-cell>
          <table:table-cell table:formula="of:=[.B11]*0.02" office:value-type="float" office:value="20.72">
            <text:p>20.72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11]*[.E11]" office:value-type="float" office:value="98">
            <text:p>98.000</text:p>
          </table:table-cell>
          <table:table-cell table:formula="of:=SQRT(([.E11]*0.2)^2+(([.F11]*0.03)^2)/3)" office:value-type="float" office:value="4.34525028047867">
            <text:p>4.345</text:p>
          </table:table-cell>
          <table:table-cell office:value-type="float" office:value="2.9">
            <text:p>2.900</text:p>
          </table:table-cell>
          <table:table-cell office:value-type="float" office:value="0.5">
            <text:p>0.500</text:p>
          </table:table-cell>
          <table:table-cell table:formula="of:=[.H11]*[.I11]" office:value-type="float" office:value="1.45">
            <text:p>1.450</text:p>
          </table:table-cell>
          <table:table-cell table:formula="of:=SQRT(([.I11]*0.2)^2+(([.J11]*0.03)^2)/3)" office:value-type="float" office:value="0.103105528464772">
            <text:p>0.103</text:p>
          </table:table-cell>
          <table:table-cell table:number-columns-repeated="1013"/>
        </table:table-row>
        <table:table-row table:style-name="ro2">
          <table:table-cell office:value-type="float" office:value="2.015">
            <text:p>2.015</text:p>
          </table:table-cell>
          <table:table-cell table:formula="of:=[.A12]*1000" office:value-type="float" office:value="2015">
            <text:p>2015.000</text:p>
          </table:table-cell>
          <table:table-cell table:formula="of:=[.B12]*0.02" office:value-type="float" office:value="40.3">
            <text:p>40.30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12]*[.E12]" office:value-type="float" office:value="98">
            <text:p>98.000</text:p>
          </table:table-cell>
          <table:table-cell table:formula="of:=SQRT(([.E12]*0.2)^2+(([.F12]*0.03)^2)/3)" office:value-type="float" office:value="4.34525028047867">
            <text:p>4.345</text:p>
          </table:table-cell>
          <table:table-cell office:value-type="float" office:value="5.3">
            <text:p>5.300</text:p>
          </table:table-cell>
          <table:table-cell office:value-type="float" office:value="0.2">
            <text:p>0.200</text:p>
          </table:table-cell>
          <table:table-cell table:formula="of:=[.H12]*[.I12]" office:value-type="float" office:value="1.06">
            <text:p>1.060</text:p>
          </table:table-cell>
          <table:table-cell table:formula="of:=SQRT(([.I12]*0.2)^2+(([.J12]*0.03)^2)/3)" office:value-type="float" office:value="0.0440122710161609">
            <text:p>0.044</text:p>
          </table:table-cell>
          <table:table-cell table:number-columns-repeated="1013"/>
        </table:table-row>
        <table:table-row table:style-name="ro2">
          <table:table-cell office:value-type="float" office:value="5.043">
            <text:p>5.043</text:p>
          </table:table-cell>
          <table:table-cell table:formula="of:=[.A13]*1000" office:value-type="float" office:value="5043">
            <text:p>5043.000</text:p>
          </table:table-cell>
          <table:table-cell table:formula="of:=[.B13]*0.02" office:value-type="float" office:value="100.86">
            <text:p>100.86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13]*[.E13]" office:value-type="float" office:value="98">
            <text:p>98.000</text:p>
          </table:table-cell>
          <table:table-cell table:formula="of:=SQRT(([.E13]*0.2)^2+(([.F13]*0.03)^2)/3)" office:value-type="float" office:value="4.34525028047867">
            <text:p>4.345</text:p>
          </table:table-cell>
          <table:table-cell office:value-type="float" office:value="4.5">
            <text:p>4.500</text:p>
          </table:table-cell>
          <table:table-cell office:value-type="float" office:value="0.2">
            <text:p>0.200</text:p>
          </table:table-cell>
          <table:table-cell table:formula="of:=[.H13]*[.I13]" office:value-type="float" office:value="0.9">
            <text:p>0.900</text:p>
          </table:table-cell>
          <table:table-cell table:formula="of:=SQRT(([.I13]*0.2)^2+(([.J13]*0.03)^2)/3)" office:value-type="float" office:value="0.0429301758673314">
            <text:p>0.043</text:p>
          </table:table-cell>
          <table:table-cell table:number-columns-repeated="1013"/>
        </table:table-row>
        <table:table-row table:style-name="ro2">
          <table:table-cell office:value-type="float" office:value="10.08">
            <text:p>10.080</text:p>
          </table:table-cell>
          <table:table-cell table:formula="of:=[.A14]*1000" office:value-type="float" office:value="10080">
            <text:p>10080.000</text:p>
          </table:table-cell>
          <table:table-cell table:formula="of:=[.B14]*0.02" office:value-type="float" office:value="201.6">
            <text:p>201.60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14]*[.E14]" office:value-type="float" office:value="98">
            <text:p>98.000</text:p>
          </table:table-cell>
          <table:table-cell table:formula="of:=SQRT(([.E14]*0.2)^2+(([.F14]*0.03)^2)/3)" office:value-type="float" office:value="4.34525028047867">
            <text:p>4.345</text:p>
          </table:table-cell>
          <table:table-cell office:value-type="float" office:value="4.5">
            <text:p>4.500</text:p>
          </table:table-cell>
          <table:table-cell office:value-type="float" office:value="0.2">
            <text:p>0.200</text:p>
          </table:table-cell>
          <table:table-cell table:formula="of:=[.H14]*[.I14]" office:value-type="float" office:value="0.9">
            <text:p>0.900</text:p>
          </table:table-cell>
          <table:table-cell table:formula="of:=SQRT(([.I14]*0.2)^2+(([.J14]*0.03)^2)/3)" office:value-type="float" office:value="0.0429301758673314">
            <text:p>0.043</text:p>
          </table:table-cell>
          <table:table-cell table:number-columns-repeated="1013"/>
        </table:table-row>
        <table:table-row table:style-name="ro2">
          <table:table-cell office:value-type="float" office:value="19.763">
            <text:p>19.763</text:p>
          </table:table-cell>
          <table:table-cell table:formula="of:=[.A15]*1000" office:value-type="float" office:value="19763">
            <text:p>19763.000</text:p>
          </table:table-cell>
          <table:table-cell table:formula="of:=[.B15]*0.02" office:value-type="float" office:value="395.26">
            <text:p>395.260</text:p>
          </table:table-cell>
          <table:table-cell office:value-type="float" office:value="4.9">
            <text:p>4.900</text:p>
          </table:table-cell>
          <table:table-cell office:value-type="float" office:value="20">
            <text:p>20.000</text:p>
          </table:table-cell>
          <table:table-cell table:formula="of:=[.D15]*[.E15]" office:value-type="float" office:value="98">
            <text:p>98.000</text:p>
          </table:table-cell>
          <table:table-cell table:formula="of:=SQRT(([.E15]*0.2)^2+(([.F15]*0.03)^2)/3)" office:value-type="float" office:value="4.34525028047867">
            <text:p>4.345</text:p>
          </table:table-cell>
          <table:table-cell office:value-type="float" office:value="4.5">
            <text:p>4.500</text:p>
          </table:table-cell>
          <table:table-cell office:value-type="float" office:value="0.2">
            <text:p>0.200</text:p>
          </table:table-cell>
          <table:table-cell table:formula="of:=[.H15]*[.I15]" office:value-type="float" office:value="0.9">
            <text:p>0.900</text:p>
          </table:table-cell>
          <table:table-cell table:formula="of:=SQRT(([.I15]*0.2)^2+(([.J15]*0.03)^2)/3)" office:value-type="float" office:value="0.0429301758673314">
            <text:p>0.043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1" table:style-name="ta1">
        <table:table-column table:style-name="co4" table:number-columns-repeated="1024" table:default-cell-style-name="ce3"/>
        <table:table-row table:style-name="ro2">
          <table:table-cell office:value-type="string">
            <text:p>Ue in V</text:p>
          </table:table-cell>
          <table:table-cell office:value-type="string">
            <text:p>SUe in V</text:p>
          </table:table-cell>
          <table:table-cell office:value-type="string">
            <text:p>Ua in V</text:p>
          </table:table-cell>
          <table:table-cell office:value-type="string">
            <text:p>SUa in V</text:p>
          </table:table-cell>
          <table:table-cell table:number-columns-repeated="1020"/>
        </table:table-row>
        <table:table-row table:style-name="ro2">
          <table:table-cell office:value-type="float" office:value="1.99">
            <text:p>1.99</text:p>
          </table:table-cell>
          <table:table-cell table:formula="of:=[.A2]*0.005+0.01" office:value-type="float" office:value="0.01995">
            <text:p>0.02</text:p>
          </table:table-cell>
          <table:table-cell office:value-type="float" office:value="1.99">
            <text:p>1.99</text:p>
          </table:table-cell>
          <table:table-cell table:formula="of:=[.C2]*0.005+0.01" office:value-type="float" office:value="0.01995">
            <text:p>0.02</text:p>
          </table:table-cell>
          <table:table-cell table:number-columns-repeated="1020"/>
        </table:table-row>
        <table:table-row table:style-name="ro2">
          <table:table-cell office:value-type="float" office:value="4.05">
            <text:p>4.05</text:p>
          </table:table-cell>
          <table:table-cell table:formula="of:=[.A3]*0.005+0.01" office:value-type="float" office:value="0.03025">
            <text:p>0.03</text:p>
          </table:table-cell>
          <table:table-cell office:value-type="float" office:value="4.05">
            <text:p>4.05</text:p>
          </table:table-cell>
          <table:table-cell table:formula="of:=[.C3]*0.005+0.01" office:value-type="float" office:value="0.03025">
            <text:p>0.03</text:p>
          </table:table-cell>
          <table:table-cell table:number-columns-repeated="1020"/>
        </table:table-row>
        <table:table-row table:style-name="ro2">
          <table:table-cell office:value-type="float" office:value="6.02">
            <text:p>6.02</text:p>
          </table:table-cell>
          <table:table-cell table:formula="of:=[.A4]*0.005+0.01" office:value-type="float" office:value="0.0401">
            <text:p>0.04</text:p>
          </table:table-cell>
          <table:table-cell office:value-type="float" office:value="6.02">
            <text:p>6.02</text:p>
          </table:table-cell>
          <table:table-cell table:formula="of:=[.C4]*0.005+0.01" office:value-type="float" office:value="0.0401">
            <text:p>0.04</text:p>
          </table:table-cell>
          <table:table-cell table:number-columns-repeated="1020"/>
        </table:table-row>
        <table:table-row table:style-name="ro2">
          <table:table-cell office:value-type="float" office:value="8.04">
            <text:p>8.04</text:p>
          </table:table-cell>
          <table:table-cell table:formula="of:=[.A5]*0.005+0.01" office:value-type="float" office:value="0.0502">
            <text:p>0.05</text:p>
          </table:table-cell>
          <table:table-cell office:value-type="float" office:value="8.03">
            <text:p>8.03</text:p>
          </table:table-cell>
          <table:table-cell table:formula="of:=[.C5]*0.005+0.01" office:value-type="float" office:value="0.05015">
            <text:p>0.05</text:p>
          </table:table-cell>
          <table:table-cell table:number-columns-repeated="1020"/>
        </table:table-row>
        <table:table-row table:style-name="ro2">
          <table:table-cell office:value-type="float" office:value="10.01">
            <text:p>10.01</text:p>
          </table:table-cell>
          <table:table-cell table:formula="of:=[.A6]*0.005+0.01" office:value-type="float" office:value="0.06005">
            <text:p>0.06</text:p>
          </table:table-cell>
          <table:table-cell office:value-type="float" office:value="10">
            <text:p>10.00</text:p>
          </table:table-cell>
          <table:table-cell table:formula="of:=[.C6]*0.005+0.01" office:value-type="float" office:value="0.06">
            <text:p>0.06</text:p>
          </table:table-cell>
          <table:table-cell table:number-columns-repeated="1020"/>
        </table:table-row>
        <table:table-row table:style-name="ro2">
          <table:table-cell office:value-type="float" office:value="11.04">
            <text:p>11.04</text:p>
          </table:table-cell>
          <table:table-cell table:formula="of:=[.A7]*0.005+0.01" office:value-type="float" office:value="0.0652">
            <text:p>0.07</text:p>
          </table:table-cell>
          <table:table-cell office:value-type="float" office:value="11.03">
            <text:p>11.03</text:p>
          </table:table-cell>
          <table:table-cell table:formula="of:=[.C7]*0.005+0.01" office:value-type="float" office:value="0.06515">
            <text:p>0.07</text:p>
          </table:table-cell>
          <table:table-cell table:number-columns-repeated="1020"/>
        </table:table-row>
        <table:table-row table:style-name="ro2">
          <table:table-cell office:value-type="float" office:value="12.06">
            <text:p>12.06</text:p>
          </table:table-cell>
          <table:table-cell table:formula="of:=[.A8]*0.005+0.01" office:value-type="float" office:value="0.0703">
            <text:p>0.07</text:p>
          </table:table-cell>
          <table:table-cell office:value-type="float" office:value="12.04">
            <text:p>12.04</text:p>
          </table:table-cell>
          <table:table-cell table:formula="of:=[.C8]*0.005+0.01" office:value-type="float" office:value="0.0702">
            <text:p>0.07</text:p>
          </table:table-cell>
          <table:table-cell table:number-columns-repeated="1020"/>
        </table:table-row>
        <table:table-row table:style-name="ro2">
          <table:table-cell office:value-type="float" office:value="13.02">
            <text:p>13.02</text:p>
          </table:table-cell>
          <table:table-cell table:formula="of:=[.A9]*0.005+0.01" office:value-type="float" office:value="0.0751">
            <text:p>0.08</text:p>
          </table:table-cell>
          <table:table-cell office:value-type="float" office:value="13">
            <text:p>13.00</text:p>
          </table:table-cell>
          <table:table-cell table:formula="of:=[.C9]*0.005+0.01" office:value-type="float" office:value="0.075">
            <text:p>0.08</text:p>
          </table:table-cell>
          <table:table-cell table:number-columns-repeated="1020"/>
        </table:table-row>
        <table:table-row table:style-name="ro2">
          <table:table-cell office:value-type="float" office:value="13.62">
            <text:p>13.62</text:p>
          </table:table-cell>
          <table:table-cell table:formula="of:=[.A10]*0.005+0.01" office:value-type="float" office:value="0.0781">
            <text:p>0.08</text:p>
          </table:table-cell>
          <table:table-cell office:value-type="float" office:value="13.13">
            <text:p>13.13</text:p>
          </table:table-cell>
          <table:table-cell table:formula="of:=[.C10]*0.005+0.01" office:value-type="float" office:value="0.07565">
            <text:p>0.08</text:p>
          </table:table-cell>
          <table:table-cell table:number-columns-repeated="1020"/>
        </table:table-row>
        <table:table-row table:style-name="ro2">
          <table:table-cell office:value-type="float" office:value="14.61">
            <text:p>14.61</text:p>
          </table:table-cell>
          <table:table-cell table:formula="of:=[.A11]*0.005+0.01" office:value-type="float" office:value="0.08305">
            <text:p>0.08</text:p>
          </table:table-cell>
          <table:table-cell office:value-type="float" office:value="13.13">
            <text:p>13.13</text:p>
          </table:table-cell>
          <table:table-cell table:formula="of:=[.C11]*0.005+0.01" office:value-type="float" office:value="0.07565">
            <text:p>0.08</text:p>
          </table:table-cell>
          <table:table-cell table:number-columns-repeated="1020"/>
        </table:table-row>
        <table:table-row table:style-name="ro2">
          <table:table-cell office:value-type="float" office:value="-1.86">
            <text:p>-1.86</text:p>
          </table:table-cell>
          <table:table-cell table:formula="of:=[.A12]*0.005+0.01" office:value-type="float" office:value="0.000700000000000001">
            <text:p>0.00</text:p>
          </table:table-cell>
          <table:table-cell office:value-type="float" office:value="-1.86">
            <text:p>-1.86</text:p>
          </table:table-cell>
          <table:table-cell table:formula="of:=[.C12]*0.005+0.01" office:value-type="float" office:value="0.000700000000000001">
            <text:p>0.00</text:p>
          </table:table-cell>
          <table:table-cell table:number-columns-repeated="1020"/>
        </table:table-row>
        <table:table-row table:style-name="ro2">
          <table:table-cell office:value-type="float" office:value="-4.05">
            <text:p>-4.05</text:p>
          </table:table-cell>
          <table:table-cell table:formula="of:=[.A13]*0.005+0.01" office:value-type="float" office:value="-0.01025">
            <text:p>-0.01</text:p>
          </table:table-cell>
          <table:table-cell office:value-type="float" office:value="-4.05">
            <text:p>-4.05</text:p>
          </table:table-cell>
          <table:table-cell table:formula="of:=[.C13]*0.005+0.01" office:value-type="float" office:value="-0.01025">
            <text:p>-0.01</text:p>
          </table:table-cell>
          <table:table-cell table:number-columns-repeated="1020"/>
        </table:table-row>
        <table:table-row table:style-name="ro2">
          <table:table-cell office:value-type="float" office:value="-6.06">
            <text:p>-6.06</text:p>
          </table:table-cell>
          <table:table-cell table:formula="of:=[.A14]*0.005+0.01" office:value-type="float" office:value="-0.0203">
            <text:p>-0.02</text:p>
          </table:table-cell>
          <table:table-cell office:value-type="float" office:value="-6.05">
            <text:p>-6.05</text:p>
          </table:table-cell>
          <table:table-cell table:formula="of:=[.C14]*0.005+0.01" office:value-type="float" office:value="-0.02025">
            <text:p>-0.02</text:p>
          </table:table-cell>
          <table:table-cell table:number-columns-repeated="1020"/>
        </table:table-row>
        <table:table-row table:style-name="ro2">
          <table:table-cell office:value-type="float" office:value="-8.13">
            <text:p>-8.13</text:p>
          </table:table-cell>
          <table:table-cell table:formula="of:=[.A15]*0.005+0.01" office:value-type="float" office:value="-0.03065">
            <text:p>-0.03</text:p>
          </table:table-cell>
          <table:table-cell office:value-type="float" office:value="-8.12">
            <text:p>-8.12</text:p>
          </table:table-cell>
          <table:table-cell table:formula="of:=[.C15]*0.005+0.01" office:value-type="float" office:value="-0.0306">
            <text:p>-0.03</text:p>
          </table:table-cell>
          <table:table-cell table:number-columns-repeated="1020"/>
        </table:table-row>
        <table:table-row table:style-name="ro2">
          <table:table-cell office:value-type="float" office:value="-10.36">
            <text:p>-10.36</text:p>
          </table:table-cell>
          <table:table-cell table:formula="of:=[.A16]*0.005+0.01" office:value-type="float" office:value="-0.0418">
            <text:p>-0.04</text:p>
          </table:table-cell>
          <table:table-cell office:value-type="float" office:value="-10.35">
            <text:p>-10.35</text:p>
          </table:table-cell>
          <table:table-cell table:formula="of:=[.C16]*0.005+0.01" office:value-type="float" office:value="-0.04175">
            <text:p>-0.04</text:p>
          </table:table-cell>
          <table:table-cell table:number-columns-repeated="1020"/>
        </table:table-row>
        <table:table-row table:style-name="ro2">
          <table:table-cell office:value-type="float" office:value="-12.25">
            <text:p>-12.25</text:p>
          </table:table-cell>
          <table:table-cell table:formula="of:=[.A17]*0.005+0.01" office:value-type="float" office:value="-0.05125">
            <text:p>-0.05</text:p>
          </table:table-cell>
          <table:table-cell office:value-type="float" office:value="-12.25">
            <text:p>-12.25</text:p>
          </table:table-cell>
          <table:table-cell table:formula="of:=[.C17]*0.005+0.01" office:value-type="float" office:value="-0.05125">
            <text:p>-0.05</text:p>
          </table:table-cell>
          <table:table-cell table:number-columns-repeated="1020"/>
        </table:table-row>
        <table:table-row table:style-name="ro2">
          <table:table-cell office:value-type="float" office:value="-13.32">
            <text:p>-13.32</text:p>
          </table:table-cell>
          <table:table-cell table:formula="of:=[.A18]*0.005+0.01" office:value-type="float" office:value="-0.0566">
            <text:p>-0.06</text:p>
          </table:table-cell>
          <table:table-cell office:value-type="float" office:value="-12.32">
            <text:p>-12.32</text:p>
          </table:table-cell>
          <table:table-cell table:formula="of:=[.C18]*0.005+0.01" office:value-type="float" office:value="-0.0516">
            <text:p>-0.05</text:p>
          </table:table-cell>
          <table:table-cell table:number-columns-repeated="1020"/>
        </table:table-row>
        <table:table-row table:style-name="ro2">
          <table:table-cell table:formula="of:=-13.78" office:value-type="float" office:value="-13.78">
            <text:p>-13.78</text:p>
          </table:table-cell>
          <table:table-cell table:formula="of:=[.A19]*0.005+0.01" office:value-type="float" office:value="-0.0589">
            <text:p>-0.06</text:p>
          </table:table-cell>
          <table:table-cell office:value-type="float" office:value="-13.1">
            <text:p>-13.10</text:p>
          </table:table-cell>
          <table:table-cell table:formula="of:=[.C19]*0.005+0.01" office:value-type="float" office:value="-0.0555">
            <text:p>-0.06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2a" table:style-name="ta1">
        <table:table-column table:style-name="co4" table:number-columns-repeated="1024" table:default-cell-style-name="ce3"/>
        <table:table-row table:style-name="ro2">
          <table:table-cell office:value-type="string">
            <text:p>Ue in V</text:p>
          </table:table-cell>
          <table:table-cell office:value-type="string">
            <text:p>SUe in V</text:p>
          </table:table-cell>
          <table:table-cell office:value-type="string">
            <text:p>Ua in V</text:p>
          </table:table-cell>
          <table:table-cell office:value-type="string">
            <text:p>SUa in V</text:p>
          </table:table-cell>
          <table:table-cell office:value-type="string">
            <text:p>Ia in mA</text:p>
          </table:table-cell>
          <table:table-cell office:value-type="string">
            <text:p>SIa in V</text:p>
          </table:table-cell>
          <table:table-cell table:number-columns-repeated="1018"/>
        </table:table-row>
        <table:table-row table:style-name="ro2">
          <table:table-cell office:value-type="float" office:value="-12.05">
            <text:p>-12.05</text:p>
          </table:table-cell>
          <table:table-cell table:formula="of:=[.A2]*0.005+0.01" office:value-type="float" office:value="-0.05025">
            <text:p>-0.05</text:p>
          </table:table-cell>
          <table:table-cell office:value-type="float" office:value="10.74">
            <text:p>10.74</text:p>
          </table:table-cell>
          <table:table-cell table:formula="of:=[.C2]*0.005+0.01" office:value-type="float" office:value="0.0637">
            <text:p>0.06</text:p>
          </table:table-cell>
          <table:table-cell office:value-type="float" office:value="10.66">
            <text:p>10.66</text:p>
          </table:table-cell>
          <table:table-cell table:formula="of:=[.E2]*0.008+0.01" office:value-type="float" office:value="0.09528">
            <text:p>0.10</text:p>
          </table:table-cell>
          <table:table-cell table:number-columns-repeated="1018"/>
        </table:table-row>
        <table:table-row table:style-name="ro2">
          <table:table-cell office:value-type="float" office:value="-12.05">
            <text:p>-12.05</text:p>
          </table:table-cell>
          <table:table-cell table:formula="of:=[.A3]*0.005+0.01" office:value-type="float" office:value="-0.05025">
            <text:p>-0.05</text:p>
          </table:table-cell>
          <table:table-cell office:value-type="float" office:value="11.46">
            <text:p>11.46</text:p>
          </table:table-cell>
          <table:table-cell table:formula="of:=[.C3]*0.005+0.01" office:value-type="float" office:value="0.0673">
            <text:p>0.07</text:p>
          </table:table-cell>
          <table:table-cell office:value-type="float" office:value="6">
            <text:p>6.00</text:p>
          </table:table-cell>
          <table:table-cell table:formula="of:=[.E3]*0.008+0.01" office:value-type="float" office:value="0.058">
            <text:p>0.06</text:p>
          </table:table-cell>
          <table:table-cell table:number-columns-repeated="1018"/>
        </table:table-row>
        <table:table-row table:style-name="ro2">
          <table:table-cell office:value-type="float" office:value="-12.05">
            <text:p>-12.05</text:p>
          </table:table-cell>
          <table:table-cell table:formula="of:=[.A4]*0.005+0.01" office:value-type="float" office:value="-0.05025">
            <text:p>-0.05</text:p>
          </table:table-cell>
          <table:table-cell office:value-type="float" office:value="11.95">
            <text:p>11.95</text:p>
          </table:table-cell>
          <table:table-cell table:formula="of:=[.C4]*0.005+0.01" office:value-type="float" office:value="0.06975">
            <text:p>0.07</text:p>
          </table:table-cell>
          <table:table-cell office:value-type="float" office:value="1.01">
            <text:p>1.01</text:p>
          </table:table-cell>
          <table:table-cell table:formula="of:=[.E4]*0.008+0.01" office:value-type="float" office:value="0.01808">
            <text:p>0.02</text:p>
          </table:table-cell>
          <table:table-cell table:number-columns-repeated="1018"/>
        </table:table-row>
        <table:table-row table:style-name="ro2">
          <table:table-cell office:value-type="float" office:value="-13.02">
            <text:p>-13.02</text:p>
          </table:table-cell>
          <table:table-cell table:formula="of:=[.A5]*0.005+0.01" office:value-type="float" office:value="-0.0551">
            <text:p>-0.06</text:p>
          </table:table-cell>
          <table:table-cell office:value-type="float" office:value="11.94">
            <text:p>11.94</text:p>
          </table:table-cell>
          <table:table-cell table:formula="of:=[.C5]*0.005+0.01" office:value-type="float" office:value="0.0697">
            <text:p>0.07</text:p>
          </table:table-cell>
          <table:table-cell office:value-type="float" office:value="1.01">
            <text:p>1.01</text:p>
          </table:table-cell>
          <table:table-cell table:formula="of:=[.E5]*0.008+0.01" office:value-type="float" office:value="0.01808">
            <text:p>0.02</text:p>
          </table:table-cell>
          <table:table-cell table:number-columns-repeated="1018"/>
        </table:table-row>
        <table:table-row table:style-name="ro2">
          <table:table-cell office:value-type="float" office:value="-13.02">
            <text:p>-13.02</text:p>
          </table:table-cell>
          <table:table-cell table:formula="of:=[.A6]*0.005+0.01" office:value-type="float" office:value="-0.0551">
            <text:p>-0.06</text:p>
          </table:table-cell>
          <table:table-cell office:value-type="float" office:value="12">
            <text:p>12.00</text:p>
          </table:table-cell>
          <table:table-cell table:formula="of:=[.C6]*0.005+0.01" office:value-type="float" office:value="0.07">
            <text:p>0.07</text:p>
          </table:table-cell>
          <table:table-cell office:value-type="float" office:value="6.15">
            <text:p>6.15</text:p>
          </table:table-cell>
          <table:table-cell table:formula="of:=[.E6]*0.008+0.01" office:value-type="float" office:value="0.0592">
            <text:p>0.06</text:p>
          </table:table-cell>
          <table:table-cell table:number-columns-repeated="1018"/>
        </table:table-row>
        <table:table-row table:style-name="ro2">
          <table:table-cell office:value-type="float" office:value="-13.02">
            <text:p>-13.02</text:p>
          </table:table-cell>
          <table:table-cell table:formula="of:=[.A7]*0.005+0.01" office:value-type="float" office:value="-0.0551">
            <text:p>-0.06</text:p>
          </table:table-cell>
          <table:table-cell office:value-type="float" office:value="10.84">
            <text:p>10.84</text:p>
          </table:table-cell>
          <table:table-cell table:formula="of:=[.C7]*0.005+0.01" office:value-type="float" office:value="0.0642">
            <text:p>0.06</text:p>
          </table:table-cell>
          <table:table-cell office:value-type="float" office:value="10.77">
            <text:p>10.77</text:p>
          </table:table-cell>
          <table:table-cell table:formula="of:=[.E7]*0.008+0.01" office:value-type="float" office:value="0.09616">
            <text:p>0.10</text:p>
          </table:table-cell>
          <table:table-cell table:number-columns-repeated="1018"/>
        </table:table-row>
        <table:table-row table:style-name="ro2">
          <table:table-cell office:value-type="float" office:value="-14.03">
            <text:p>-14.03</text:p>
          </table:table-cell>
          <table:table-cell table:formula="of:=[.A8]*0.005+0.01" office:value-type="float" office:value="-0.06015">
            <text:p>-0.06</text:p>
          </table:table-cell>
          <table:table-cell office:value-type="float" office:value="11.68">
            <text:p>11.68</text:p>
          </table:table-cell>
          <table:table-cell table:formula="of:=[.C8]*0.005+0.01" office:value-type="float" office:value="0.0684">
            <text:p>0.07</text:p>
          </table:table-cell>
          <table:table-cell office:value-type="float" office:value="10.64">
            <text:p>10.64</text:p>
          </table:table-cell>
          <table:table-cell table:formula="of:=[.E8]*0.008+0.01" office:value-type="float" office:value="0.09512">
            <text:p>0.10</text:p>
          </table:table-cell>
          <table:table-cell table:number-columns-repeated="1018"/>
        </table:table-row>
        <table:table-row table:style-name="ro2">
          <table:table-cell office:value-type="float" office:value="-14.03">
            <text:p>-14.03</text:p>
          </table:table-cell>
          <table:table-cell table:formula="of:=[.A9]*0.005+0.01" office:value-type="float" office:value="-0.06015">
            <text:p>-0.06</text:p>
          </table:table-cell>
          <table:table-cell office:value-type="float" office:value="12.3">
            <text:p>12.30</text:p>
          </table:table-cell>
          <table:table-cell table:formula="of:=[.C9]*0.005+0.01" office:value-type="float" office:value="0.0715">
            <text:p>0.07</text:p>
          </table:table-cell>
          <table:table-cell office:value-type="float" office:value="6.04">
            <text:p>6.04</text:p>
          </table:table-cell>
          <table:table-cell table:formula="of:=[.E9]*0.008+0.01" office:value-type="float" office:value="0.05832">
            <text:p>0.06</text:p>
          </table:table-cell>
          <table:table-cell table:number-columns-repeated="1018"/>
        </table:table-row>
        <table:table-row table:style-name="ro2">
          <table:table-cell office:value-type="float" office:value="-14.03">
            <text:p>-14.03</text:p>
          </table:table-cell>
          <table:table-cell table:formula="of:=[.A10]*0.005+0.01" office:value-type="float" office:value="-0.06015">
            <text:p>-0.06</text:p>
          </table:table-cell>
          <table:table-cell office:value-type="float" office:value="12.97">
            <text:p>12.97</text:p>
          </table:table-cell>
          <table:table-cell table:formula="of:=[.C10]*0.005+0.01" office:value-type="float" office:value="0.07485">
            <text:p>0.07</text:p>
          </table:table-cell>
          <table:table-cell office:value-type="float" office:value="1.08">
            <text:p>1.08</text:p>
          </table:table-cell>
          <table:table-cell table:formula="of:=[.E10]*0.008+0.01" office:value-type="float" office:value="0.01864">
            <text:p>0.02</text:p>
          </table:table-cell>
          <table:table-cell table:number-columns-repeated="1018"/>
        </table:table-row>
        <table:table-row table:style-name="ro2">
          <table:table-cell office:value-type="float" office:value="-14.97">
            <text:p>-14.97</text:p>
          </table:table-cell>
          <table:table-cell table:formula="of:=[.A11]*0.005+0.01" office:value-type="float" office:value="-0.06485">
            <text:p>-0.06</text:p>
          </table:table-cell>
          <table:table-cell office:value-type="float" office:value="12.97">
            <text:p>12.97</text:p>
          </table:table-cell>
          <table:table-cell table:formula="of:=[.C11]*0.005+0.01" office:value-type="float" office:value="0.07485">
            <text:p>0.07</text:p>
          </table:table-cell>
          <table:table-cell office:value-type="float" office:value="1.08">
            <text:p>1.08</text:p>
          </table:table-cell>
          <table:table-cell table:formula="of:=[.E11]*0.008+0.01" office:value-type="float" office:value="0.01864">
            <text:p>0.02</text:p>
          </table:table-cell>
          <table:table-cell table:number-columns-repeated="1018"/>
        </table:table-row>
        <table:table-row table:style-name="ro2">
          <table:table-cell office:value-type="float" office:value="-14.97">
            <text:p>-14.97</text:p>
          </table:table-cell>
          <table:table-cell table:formula="of:=[.A12]*0.005+0.01" office:value-type="float" office:value="-0.06485">
            <text:p>-0.06</text:p>
          </table:table-cell>
          <table:table-cell office:value-type="float" office:value="12.31">
            <text:p>12.31</text:p>
          </table:table-cell>
          <table:table-cell table:formula="of:=[.C12]*0.005+0.01" office:value-type="float" office:value="0.07155">
            <text:p>0.07</text:p>
          </table:table-cell>
          <table:table-cell office:value-type="float" office:value="6">
            <text:p>6.00</text:p>
          </table:table-cell>
          <table:table-cell table:formula="of:=[.E12]*0.008+0.01" office:value-type="float" office:value="0.058">
            <text:p>0.06</text:p>
          </table:table-cell>
          <table:table-cell table:number-columns-repeated="1018"/>
        </table:table-row>
        <table:table-row table:style-name="ro2">
          <table:table-cell office:value-type="float" office:value="-14.97">
            <text:p>-14.97</text:p>
          </table:table-cell>
          <table:table-cell table:formula="of:=[.A13]*0.005+0.01" office:value-type="float" office:value="-0.06485">
            <text:p>-0.06</text:p>
          </table:table-cell>
          <table:table-cell office:value-type="float" office:value="11.61">
            <text:p>11.61</text:p>
          </table:table-cell>
          <table:table-cell table:formula="of:=[.C13]*0.005+0.01" office:value-type="float" office:value="0.06805">
            <text:p>0.07</text:p>
          </table:table-cell>
          <table:table-cell office:value-type="float" office:value="11.13">
            <text:p>11.13</text:p>
          </table:table-cell>
          <table:table-cell table:formula="of:=[.E13]*0.008+0.01" office:value-type="float" office:value="0.09904">
            <text:p>0.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2b" table:style-name="ta1">
        <table:table-column table:style-name="co4" table:number-columns-repeated="1024" table:default-cell-style-name="ce3"/>
        <table:table-row table:style-name="ro2">
          <table:table-cell office:value-type="string">
            <text:p>Ue in V</text:p>
          </table:table-cell>
          <table:table-cell office:value-type="string">
            <text:p>SUe in V</text:p>
          </table:table-cell>
          <table:table-cell office:value-type="string">
            <text:p>Ua in V</text:p>
          </table:table-cell>
          <table:table-cell office:value-type="string">
            <text:p>SUa in V</text:p>
          </table:table-cell>
          <table:table-cell office:value-type="string">
            <text:p>Ia in mA</text:p>
          </table:table-cell>
          <table:table-cell office:value-type="string">
            <text:p>SIa in V</text:p>
          </table:table-cell>
          <table:table-cell table:number-columns-repeated="1018"/>
        </table:table-row>
        <table:table-row table:style-name="ro2">
          <table:table-cell office:value-type="float" office:value="-14.97">
            <text:p>-14.97</text:p>
          </table:table-cell>
          <table:table-cell table:formula="of:=[.A2]*0.005+0.01" office:value-type="float" office:value="-0.06485">
            <text:p>-0.06</text:p>
          </table:table-cell>
          <table:table-cell office:value-type="float" office:value="12.71">
            <text:p>12.71</text:p>
          </table:table-cell>
          <table:table-cell table:formula="of:=[.C2]*0.005+0.01" office:value-type="float" office:value="0.07355">
            <text:p>0.07</text:p>
          </table:table-cell>
          <table:table-cell office:value-type="float" office:value="11.3">
            <text:p>11.30</text:p>
          </table:table-cell>
          <table:table-cell table:formula="of:=[.E2]*0.008+0.01" office:value-type="float" office:value="0.1004">
            <text:p>0.10</text:p>
          </table:table-cell>
          <table:table-cell table:number-columns-repeated="1018"/>
        </table:table-row>
        <table:table-row table:style-name="ro2">
          <table:table-cell office:value-type="float" office:value="-14.97">
            <text:p>-14.97</text:p>
          </table:table-cell>
          <table:table-cell table:formula="of:=[.A3]*0.005+0.01" office:value-type="float" office:value="-0.06485">
            <text:p>-0.06</text:p>
          </table:table-cell>
          <table:table-cell office:value-type="float" office:value="12.91">
            <text:p>12.91</text:p>
          </table:table-cell>
          <table:table-cell table:formula="of:=[.C3]*0.005+0.01" office:value-type="float" office:value="0.07455">
            <text:p>0.07</text:p>
          </table:table-cell>
          <table:table-cell office:value-type="float" office:value="6.01">
            <text:p>6.01</text:p>
          </table:table-cell>
          <table:table-cell table:formula="of:=[.E3]*0.008+0.01" office:value-type="float" office:value="0.05808">
            <text:p>0.06</text:p>
          </table:table-cell>
          <table:table-cell table:number-columns-repeated="1018"/>
        </table:table-row>
        <table:table-row table:style-name="ro2">
          <table:table-cell office:value-type="float" office:value="-14.97">
            <text:p>-14.97</text:p>
          </table:table-cell>
          <table:table-cell table:formula="of:=[.A4]*0.005+0.01" office:value-type="float" office:value="-0.06485">
            <text:p>-0.06</text:p>
          </table:table-cell>
          <table:table-cell office:value-type="float" office:value="13.07">
            <text:p>13.07</text:p>
          </table:table-cell>
          <table:table-cell table:formula="of:=[.C4]*0.005+0.01" office:value-type="float" office:value="0.07535">
            <text:p>0.08</text:p>
          </table:table-cell>
          <table:table-cell office:value-type="float" office:value="1.09">
            <text:p>1.09</text:p>
          </table:table-cell>
          <table:table-cell table:formula="of:=[.E4]*0.008+0.01" office:value-type="float" office:value="0.01872">
            <text:p>0.02</text:p>
          </table:table-cell>
          <table:table-cell table:number-columns-repeated="1018"/>
        </table:table-row>
        <table:table-row table:style-name="ro2">
          <table:table-cell office:value-type="float" office:value="-14">
            <text:p>-14.00</text:p>
          </table:table-cell>
          <table:table-cell table:formula="of:=[.A5]*0.005+0.01" office:value-type="float" office:value="-0.06">
            <text:p>-0.06</text:p>
          </table:table-cell>
          <table:table-cell office:value-type="float" office:value="13.08">
            <text:p>13.08</text:p>
          </table:table-cell>
          <table:table-cell table:formula="of:=[.C5]*0.005+0.01" office:value-type="float" office:value="0.0754">
            <text:p>0.08</text:p>
          </table:table-cell>
          <table:table-cell office:value-type="float" office:value="1.09">
            <text:p>1.09</text:p>
          </table:table-cell>
          <table:table-cell table:formula="of:=[.E5]*0.008+0.01" office:value-type="float" office:value="0.01872">
            <text:p>0.02</text:p>
          </table:table-cell>
          <table:table-cell table:number-columns-repeated="1018"/>
        </table:table-row>
        <table:table-row table:style-name="ro2">
          <table:table-cell office:value-type="float" office:value="-14">
            <text:p>-14.00</text:p>
          </table:table-cell>
          <table:table-cell table:formula="of:=[.A6]*0.005+0.01" office:value-type="float" office:value="-0.06">
            <text:p>-0.06</text:p>
          </table:table-cell>
          <table:table-cell office:value-type="float" office:value="12.91">
            <text:p>12.91</text:p>
          </table:table-cell>
          <table:table-cell table:formula="of:=[.C6]*0.005+0.01" office:value-type="float" office:value="0.07455">
            <text:p>0.07</text:p>
          </table:table-cell>
          <table:table-cell office:value-type="float" office:value="6.15">
            <text:p>6.15</text:p>
          </table:table-cell>
          <table:table-cell table:formula="of:=[.E6]*0.008+0.01" office:value-type="float" office:value="0.0592">
            <text:p>0.06</text:p>
          </table:table-cell>
          <table:table-cell table:number-columns-repeated="1018"/>
        </table:table-row>
        <table:table-row table:style-name="ro2">
          <table:table-cell office:value-type="float" office:value="-14">
            <text:p>-14.00</text:p>
          </table:table-cell>
          <table:table-cell table:formula="of:=[.A7]*0.005+0.01" office:value-type="float" office:value="-0.06">
            <text:p>-0.06</text:p>
          </table:table-cell>
          <table:table-cell office:value-type="float" office:value="12.68">
            <text:p>12.68</text:p>
          </table:table-cell>
          <table:table-cell table:formula="of:=[.C7]*0.005+0.01" office:value-type="float" office:value="0.0734">
            <text:p>0.07</text:p>
          </table:table-cell>
          <table:table-cell office:value-type="float" office:value="11.89">
            <text:p>11.89</text:p>
          </table:table-cell>
          <table:table-cell table:formula="of:=[.E7]*0.008+0.01" office:value-type="float" office:value="0.10512">
            <text:p>0.11</text:p>
          </table:table-cell>
          <table:table-cell table:number-columns-repeated="1018"/>
        </table:table-row>
        <table:table-row table:style-name="ro2">
          <table:table-cell office:value-type="float" office:value="-13">
            <text:p>-13.00</text:p>
          </table:table-cell>
          <table:table-cell table:formula="of:=[.A8]*0.005+0.01" office:value-type="float" office:value="-0.055">
            <text:p>-0.06</text:p>
          </table:table-cell>
          <table:table-cell office:value-type="float" office:value="11.82">
            <text:p>11.82</text:p>
          </table:table-cell>
          <table:table-cell table:formula="of:=[.C8]*0.005+0.01" office:value-type="float" office:value="0.0691">
            <text:p>0.07</text:p>
          </table:table-cell>
          <table:table-cell office:value-type="float" office:value="11.1">
            <text:p>11.10</text:p>
          </table:table-cell>
          <table:table-cell table:formula="of:=[.E8]*0.008+0.01" office:value-type="float" office:value="0.0988">
            <text:p>0.10</text:p>
          </table:table-cell>
          <table:table-cell table:number-columns-repeated="1018"/>
        </table:table-row>
        <table:table-row table:style-name="ro2">
          <table:table-cell office:value-type="float" office:value="-13">
            <text:p>-13.00</text:p>
          </table:table-cell>
          <table:table-cell table:formula="of:=[.A9]*0.005+0.01" office:value-type="float" office:value="-0.055">
            <text:p>-0.06</text:p>
          </table:table-cell>
          <table:table-cell office:value-type="float" office:value="12.62">
            <text:p>12.62</text:p>
          </table:table-cell>
          <table:table-cell table:formula="of:=[.C9]*0.005+0.01" office:value-type="float" office:value="0.0731">
            <text:p>0.07</text:p>
          </table:table-cell>
          <table:table-cell office:value-type="float" office:value="6.08">
            <text:p>6.08</text:p>
          </table:table-cell>
          <table:table-cell table:formula="of:=[.E9]*0.008+0.01" office:value-type="float" office:value="0.05864">
            <text:p>0.06</text:p>
          </table:table-cell>
          <table:table-cell table:number-columns-repeated="1018"/>
        </table:table-row>
        <table:table-row table:style-name="ro2">
          <table:table-cell office:value-type="float" office:value="-13">
            <text:p>-13.00</text:p>
          </table:table-cell>
          <table:table-cell table:formula="of:=[.A10]*0.005+0.01" office:value-type="float" office:value="-0.055">
            <text:p>-0.06</text:p>
          </table:table-cell>
          <table:table-cell office:value-type="float" office:value="12.02">
            <text:p>12.02</text:p>
          </table:table-cell>
          <table:table-cell table:formula="of:=[.C10]*0.005+0.01" office:value-type="float" office:value="0.0701">
            <text:p>0.07</text:p>
          </table:table-cell>
          <table:table-cell office:value-type="float" office:value="1">
            <text:p>1.00</text:p>
          </table:table-cell>
          <table:table-cell table:formula="of:=[.E10]*0.008+0.01" office:value-type="float" office:value="0.018">
            <text:p>0.02</text:p>
          </table:table-cell>
          <table:table-cell table:number-columns-repeated="1018"/>
        </table:table-row>
        <table:table-row table:style-name="ro2">
          <table:table-cell office:value-type="float" office:value="-12">
            <text:p>-12.00</text:p>
          </table:table-cell>
          <table:table-cell table:formula="of:=[.A11]*0.005+0.01" office:value-type="float" office:value="-0.05">
            <text:p>-0.05</text:p>
          </table:table-cell>
          <table:table-cell office:value-type="float" office:value="12">
            <text:p>12.00</text:p>
          </table:table-cell>
          <table:table-cell table:formula="of:=[.C11]*0.005+0.01" office:value-type="float" office:value="0.07">
            <text:p>0.07</text:p>
          </table:table-cell>
          <table:table-cell office:value-type="float" office:value="1">
            <text:p>1.00</text:p>
          </table:table-cell>
          <table:table-cell table:formula="of:=[.E11]*0.008+0.01" office:value-type="float" office:value="0.018">
            <text:p>0.02</text:p>
          </table:table-cell>
          <table:table-cell table:number-columns-repeated="1018"/>
        </table:table-row>
        <table:table-row table:style-name="ro2">
          <table:table-cell office:value-type="float" office:value="-12">
            <text:p>-12.00</text:p>
          </table:table-cell>
          <table:table-cell table:formula="of:=[.A12]*0.005+0.01" office:value-type="float" office:value="-0.05">
            <text:p>-0.05</text:p>
          </table:table-cell>
          <table:table-cell office:value-type="float" office:value="12.01">
            <text:p>12.01</text:p>
          </table:table-cell>
          <table:table-cell table:formula="of:=[.C12]*0.005+0.01" office:value-type="float" office:value="0.07005">
            <text:p>0.07</text:p>
          </table:table-cell>
          <table:table-cell office:value-type="float" office:value="6.08">
            <text:p>6.08</text:p>
          </table:table-cell>
          <table:table-cell table:formula="of:=[.E12]*0.008+0.01" office:value-type="float" office:value="0.05864">
            <text:p>0.06</text:p>
          </table:table-cell>
          <table:table-cell table:number-columns-repeated="1018"/>
        </table:table-row>
        <table:table-row table:style-name="ro2">
          <table:table-cell office:value-type="float" office:value="-12">
            <text:p>-12.00</text:p>
          </table:table-cell>
          <table:table-cell table:formula="of:=[.A13]*0.005+0.01" office:value-type="float" office:value="-0.05">
            <text:p>-0.05</text:p>
          </table:table-cell>
          <table:table-cell office:value-type="float" office:value="11.67">
            <text:p>11.67</text:p>
          </table:table-cell>
          <table:table-cell table:formula="of:=[.C13]*0.005+0.01" office:value-type="float" office:value="0.06835">
            <text:p>0.07</text:p>
          </table:table-cell>
          <table:table-cell office:value-type="float" office:value="11.58">
            <text:p>11.58</text:p>
          </table:table-cell>
          <table:table-cell table:formula="of:=[.E13]*0.008+0.01" office:value-type="float" office:value="0.10264">
            <text:p>0.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ker Karle</meta:initial-creator>
    <meta:creation-date>2013-04-05T14:19:04</meta:creation-date>
    <dc:date>2013-04-09T14:13:04</dc:date>
    <meta:editing-duration>PT2H26M38S</meta:editing-duration>
    <meta:editing-cycles>16</meta:editing-cycles>
    <meta:generator>LibreOffice/3.5$Linux_X86_64 LibreOffice_project/350m1$Build-2</meta:generator>
    <meta:document-statistic meta:table-count="6" meta:cell-count="564" meta:object-count="0"/>
  </office:meta>
</office:document-meta>
</file>